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svg:stroke-color="#009900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2_20_Dots_20_3_20_Dashes" svg:stroke-color="#00cc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4.826cm" svg:height="2.286cm" svg:x="5.08cm" svg:y="4.064cm">
          <text:p text:style-name="P1">head</text:p>
          <text:p text:style-name="P1">P <text:s/>| 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3.302cm" svg:x="4.826cm" svg:y="12.192cm">
          <text:p text:style-name="P1">A</text:p>
          <text:p text:style-name="P1">P <text:s/>| <text:s/>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588cm" svg:height="3.302cm" svg:x="17.526cm" svg:y="9.398cm">
          <text:p text:style-name="P1">B</text:p>
          <text:p text:style-name="P1">P <text:s/>| <text:s/>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826cm" svg:y1="13.843cm" svg:x2="7.493cm" svg:y2="6.35cm" draw:start-shape="id1" draw:start-glue-point="3" draw:end-shape="id2" draw:end-glue-point="2" svg:d="M4826 13843c-751 0-627-2286 228-3064s2439-48 2439-4429" svg:viewBox="0 0 3163 7494">
          <text:p/>
        </draw:connector>
        <draw:connector draw:style-name="gr5" draw:text-style-name="P1" draw:layer="layout" draw:type="curve" svg:x1="9.906cm" svg:y1="5.207cm" svg:x2="7.366cm" svg:y2="12.192cm" draw:start-shape="id2" draw:start-glue-point="1" draw:end-shape="id1" draw:end-glue-point="0" svg:d="M9906 5207c751 0 627 2032-196 2683s-2344-79-2344 4302" svg:viewBox="0 0 3039 6986">
          <text:p/>
        </draw:connector>
        <draw:connector draw:style-name="gr4" draw:text-style-name="P1" draw:layer="layout" draw:type="curve" svg:x1="5.08cm" svg:y1="5.207cm" svg:x2="20.32cm" svg:y2="9.398cm" draw:start-shape="id2" draw:start-glue-point="3" draw:end-shape="id3" draw:end-glue-point="0" svg:d="M5080 5207c-751 0-627 1334 3371 1810s11869 95 11869 2381" svg:viewBox="0 0 15600 4192">
          <text:p/>
        </draw:connector>
        <draw:connector draw:style-name="gr4" draw:text-style-name="P1" draw:layer="layout" draw:type="curve" svg:x1="17.526cm" svg:y1="11.049cm" svg:x2="7.366cm" svg:y2="15.494cm" draw:start-shape="id3" draw:start-glue-point="3" draw:end-shape="id1" draw:end-glue-point="2" svg:d="M17526 11049c-5715 0-4761 2473-5873 3772s-4287 1424-4287 673" svg:viewBox="0 0 10161 4908">
          <text:p/>
        </draw:connector>
        <draw:connector draw:style-name="gr6" draw:text-style-name="P1" draw:layer="layout" draw:type="curve" svg:x1="9.906cm" svg:y1="13.843cm" svg:x2="20.32cm" svg:y2="12.7cm" draw:start-shape="id1" draw:start-glue-point="1" draw:end-shape="id3" draw:end-glue-point="2" svg:d="M9906 13843c6943 0 10414-381 10414-1143" svg:viewBox="0 0 10415 1144">
          <text:p/>
        </draw:connector>
        <draw:connector draw:style-name="gr6" draw:text-style-name="P1" draw:layer="layout" draw:type="curve" draw:line-skew="0.364cm" svg:x1="23.114cm" svg:y1="11.049cm" svg:x2="7.493cm" svg:y2="4.064cm" draw:start-shape="id3" draw:start-glue-point="1" draw:end-shape="id2" draw:end-glue-point="0" svg:d="M23114 11049c1297 0 1082-3743-3148-5677s-12473-2059-12473-1308" svg:viewBox="0 0 16322 7413">
          <text:p/>
        </draw:connector>
        <draw:frame draw:style-name="gr7" draw:layer="layout" svg:width="3.99cm" svg:height="1.673cm" svg:x="3.048cm" svg:y="18.288cm">
          <draw:text-box>
            <text:p><text:span text:style-name="T1">Red</text:span>: <text:s text:c="4"/>prev</text:p>
            <text:p><text:span text:style-name="T2">Green</text:span>: <text:s/>next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6-08-17T11:32:03.008982653</meta:creation-date>
    <dc:date>2016-08-17T17:01:03.287729526</dc:date>
    <dc:creator>root </dc:creator>
    <meta:editing-duration>PT2H13M5S</meta:editing-duration>
    <meta:editing-cycles>1</meta:editing-cycles>
    <meta:document-statistic meta:object-count="33"/>
    <meta:generator>LibreOffice/4.3.7.2$Linux_X86_64 LibreOffice_project/430$Build-2</meta:generator>
  </office:meta>
</office:document-meta>
</file>